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fo:min-height="14cm" loext:decorative="false"/>
      <style:paragraph-properties style:writing-mode="lr-tb"/>
    </style:style>
    <style:style style:name="pr4" style:family="presentation" style:parent-style-name="Lights1-title">
      <style:graphic-properties fo:min-height="2.75cm" loext:decorative="false"/>
      <style:paragraph-properties style:writing-mode="lr-tb"/>
    </style:style>
    <style:style style:name="pr5" style:family="presentation" style:parent-style-name="Lights1-outline1">
      <style:graphic-properties fo:min-height="9.135cm" loext:decorative="false"/>
      <style:paragraph-properties style:writing-mode="lr-tb"/>
    </style:style>
    <style:style style:name="pr6" style:family="presentation" style:parent-style-name="Lights1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Lights2-title">
      <style:graphic-properties fo:min-height="2.75cm" loext:decorative="false"/>
      <style:paragraph-properties style:writing-mode="lr-tb"/>
    </style:style>
    <style:style style:name="pr8" style:family="presentation" style:parent-style-name="Lights2-outline1">
      <style:graphic-properties fo:min-height="9.135cm" loext:decorative="false"/>
      <style:paragraph-properties style:writing-mode="lr-tb"/>
    </style:style>
    <style:style style:name="pr9" style:family="presentation" style:parent-style-name="Lights2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placeholder="true" presentation:user-transformed="true">
          <draw:text-box/>
        </draw:frame>
        <draw:frame presentation:style-name="pr2" draw:text-style-name="P1" draw:layer="layout" svg:width="25.199cm" svg:height="5.619cm" svg:x="1.4cm" svg:y="7.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ights1" presentation:presentation-page-layout-name="AL2T1">
        <draw:frame presentation:style-name="pr4" draw:layer="layout" svg:width="25cm" svg:height="2.75cm" svg:x="1.5cm" svg:y="0.75cm" presentation:class="title" presentation:placeholder="true">
          <draw:text-box/>
        </draw:frame>
        <draw:frame presentation:style-name="pr5" draw:layer="layout" svg:width="25cm" svg:height="10cm" svg:x="1.5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ights2" presentation:presentation-page-layout-name="AL2T1"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5cm" svg:y="4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dient_20_6" style:display-name="Gradient 6" style:family="graphic" style:parent-style-name="Filled">
      <style:graphic-properties draw:fill="gradient" draw:fill-gradient-name="Gradient_20_6" draw:gradient-step-count="0"/>
      <style:text-properties fo:color="#ffffff" loext:opacity="100%"/>
    </style:style>
    <style:style style:name="Lights" style:family="graphic" style:parent-style-name="Filled">
      <style:graphic-properties draw:stroke="none" draw:fill="solid" draw:fill-color="#ffffff" draw:opacity="100%" draw:auto-grow-height="false"/>
      <style:text-properties fo:color="#000000" loext:opacity="100%"/>
    </style:style>
    <style:style style:name="Lights_20_10" style:display-name="Lights 10" style:family="graphic" style:parent-style-name="Lights">
      <style:graphic-properties draw:opacity="10%"/>
    </style:style>
    <style:style style:name="Lights_20_15" style:display-name="Lights 15" style:family="graphic" style:parent-style-name="Lights">
      <style:graphic-properties draw:opacity="15%"/>
    </style:style>
    <style:style style:name="Lights_20_20" style:display-name="Lights 20" style:family="graphic" style:parent-style-name="Lights">
      <style:graphic-properties draw:opacity="20%"/>
    </style:style>
    <style:style style:name="Lights_20_25" style:display-name="Lights 25" style:family="graphic" style:parent-style-name="Lights">
      <style:graphic-properties draw:opacity="10%"/>
    </style:style>
    <style:style style:name="Lights_20_30" style:display-name="Lights 30" style:family="graphic" style:parent-style-name="Lights">
      <style:graphic-properties draw:opacity="30%"/>
    </style:style>
    <style:style style:name="Transparency_20_21" style:display-name="Transparency 21" style:family="graphic" style:parent-style-name="Lights">
      <style:graphic-properties draw:opacity-name="Transparency_20_21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stroke="none"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Gradient_20_6">
      <style:graphic-properties draw:fill="gradient" draw:fill-gradient-name="Gradient_20_6" draw:gradient-step-count="0" fo:min-height="0cm" fo:min-width="0cm" loext:decorative="false"/>
    </style:style>
    <style:style style:name="Mgr4" style:family="graphic" style:parent-style-name="Lights_20_30">
      <style:graphic-properties draw:stroke="none" draw:fill="solid" draw:fill-color="#ffffff" draw:opacity="30%" loext:decorative="false"/>
    </style:style>
    <style:style style:name="Mgr5" style:family="graphic" style:parent-style-name="Lights_20_20">
      <style:graphic-properties draw:stroke="none" draw:fill="solid" draw:fill-color="#ffffff" draw:opacity="20%" loext:decorative="false"/>
    </style:style>
    <style:style style:name="Mgr6" style:family="graphic" style:parent-style-name="Lights_20_10">
      <style:graphic-properties draw:stroke="none" draw:fill="solid" draw:fill-color="#ffffff" draw:opacity="10%" loext:decorative="false"/>
    </style:style>
    <style:style style:name="Mgr7" style:family="graphic" style:parent-style-name="Lights_20_15">
      <style:graphic-properties draw:stroke="none" draw:fill="solid" draw:fill-color="#ffffff" draw:opacity="15%" loext:decorative="false"/>
    </style:style>
    <style:style style:name="Mgr8" style:family="graphic" style:parent-style-name="Lights_20_25">
      <style:graphic-properties draw:stroke="none" draw:fill="solid" draw:fill-color="#ffffff" draw:opacity="25%" loext:decorative="false"/>
    </style:style>
    <style:style style:name="Mgr9" style:family="graphic" style:parent-style-name="Gradient_20_6">
      <style:graphic-properties fo:min-height="0cm" fo:min-width="0cm" loext:decorative="false"/>
    </style:style>
    <style:style style:name="Mgr10" style:family="graphic" style:parent-style-name="Transparency_20_21">
      <style:graphic-properties loext:decorative="false"/>
    </style:style>
    <style:style style:name="Mgr11" style:family="graphic" style:parent-style-name="Lights_20_30">
      <style:graphic-properties loext:decorative="false"/>
    </style:style>
    <style:style style:name="Mgr12" style:family="graphic" style:parent-style-name="Lights_20_20">
      <style:graphic-properties loext:decorative="false"/>
    </style:style>
    <style:style style:name="Mgr13" style:family="graphic" style:parent-style-name="Lights_20_10">
      <style:graphic-properties loext:decorative="false"/>
    </style:style>
    <style:style style:name="Mgr14" style:family="graphic" style:parent-style-name="Lights_20_15">
      <style:graphic-properties loext:decorative="false"/>
    </style:style>
    <style:style style:name="Mgr15" style:family="graphic" style:parent-style-name="Lights_20_25">
      <style:graphic-properties loext:decorative="false"/>
    </style:style>
    <style:style style:name="Mgr16" style:family="graphic" style:parent-style-name="Lights">
      <style:graphic-properties loext:decorative="false"/>
    </style:style>
    <style:style style:name="Mpr1" style:family="presentation" style:parent-style-name="Lights-backgroundobjects">
      <style:graphic-properties draw:fill="none" draw:fill-color="#ffffff" fo:min-height="1.09cm" loext:decorative="false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3" style:family="presentation" style:parent-style-name="Light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Lights1-backgroundobjects">
      <style:graphic-properties draw:fill="none" draw:fill-color="#ffffff" fo:min-height="1.09cm" loext:decorative="false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6" style:family="presentation" style:parent-style-name="Lights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Lights2-backgroundobjects">
      <style:graphic-properties draw:fill="none" draw:fill-color="#ffffff" fo:min-height="1.09cm" loext:decorative="false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9" style:family="presentation" style:parent-style-name="Lights2-backgroundobjects">
      <style:graphic-properties draw:fill="none" draw:fill-color="#ffffff" fo:min-height="1.484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ffffff" draw:opacity="30%"/>
    </style:style>
    <style:style style:name="MP9" style:family="paragraph">
      <loext:graphic-properties draw:fill="solid" draw:fill-color="#ffffff" draw:opacity="20%"/>
    </style:style>
    <style:style style:name="MP10" style:family="paragraph">
      <loext:graphic-properties draw:fill="solid" draw:fill-color="#ffffff" draw:opacity="10%"/>
    </style:style>
    <style:style style:name="MP11" style:family="paragraph">
      <loext:graphic-properties draw:fill="solid" draw:fill-color="#ffffff" draw:opacity="15%"/>
    </style:style>
    <style:style style:name="MP12" style:family="paragraph">
      <loext:graphic-properties draw:fill="solid" draw:fill-color="#ffffff" draw:opacity="25%"/>
    </style:style>
    <style:style style:name="MT1" style:family="text">
      <style:text-properties fo:color="#000000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1" draw:text-style-name="MP2" draw:layer="backgroundobjects" svg:width="6.5cm" svg:height="1.09cm" svg:x="0.5cm" svg:y="14.25cm" presentation:class="date-time">
        <draw:text-box>
          <text:p text:style-name="MP1"><presentation:date-time/></text:p>
        </draw:text-box>
      </draw:frame>
      <draw:frame presentation:style-name="Mpr1" draw:text-style-name="MP7" draw:layer="backgroundobjects" svg:width="9cm" svg:height="1.09cm" svg:x="9.5cm" svg:y="14.2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.09cm" svg:x="21cm" svg:y="14.25cm" presentation:class="page-number">
        <draw:text-box>
          <text:p text:style-name="MP3"><text:page-number>&lt;number&gt;</text:page-number></text:p>
        </draw:text-box>
      </draw:frame>
      <draw:custom-shape draw:style-name="Mgr4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26.5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4" draw:text-style-name="MP2" draw:layer="backgroundobjects" svg:width="6.5cm" svg:height="1.09cm" svg:x="0.5cm" svg:y="14.25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9cm" svg:height="1.09cm" svg:x="9.5cm" svg:y="14.25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cm" svg:height="1.09cm" svg:x="21cm" svg:y="14.2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6" draw:layer="backgroundobjects" svg:width="28cm" svg:height="12.25cm" svg:x="0cm" svg:y="3.5cm">
        <text:p/>
        <draw:enhanced-geometry svg:viewBox="0 0 21600 21600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7" draw:text-style-name="MP2" draw:layer="backgroundobjects" svg:width="6.5cm" svg:height="1.09cm" svg:x="0.5cm" svg:y="14.25cm" presentation:class="date-time">
        <draw:text-box>
          <text:p text:style-name="MP1"><presentation:date-time/></text:p>
        </draw:text-box>
      </draw:frame>
      <draw:frame presentation:style-name="Mpr7" draw:text-style-name="MP7" draw:layer="backgroundobjects" svg:width="9cm" svg:height="1.09cm" svg:x="9.5cm" svg:y="14.25cm" presentation:class="footer">
        <draw:text-box>
          <text:p text:style-name="MP6"><presentation:footer/></text:p>
        </draw:text-box>
      </draw:frame>
      <draw:frame presentation:style-name="Mpr7" draw:text-style-name="MP4" draw:layer="backgroundobjects" svg:width="6.5cm" svg:height="1.09cm" svg:x="21cm" svg:y="14.2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0:55:50.446283400</meta:creation-date>
    <dc:description>This work is licensed under a Creative Commons 0 License.
It makes use of the works of kka_libo_design@ashisuto.co.jp.</dc:description>
    <meta:generator>LibreOffice/24.2.7.2$Linux_AARCH64 LibreOffice_project/420$Build-2</meta:generator>
    <dc:title>Lights</dc:title>
    <meta:editing-duration>P0D</meta:editing-duration>
    <meta:editing-cycles>1</meta:editing-cycles>
    <meta:document-statistic meta:object-count="85"/>
    <meta:template xlink:type="simple" xlink:actuate="onRequest" xlink:title="Lights" xlink:href="../Lights.otp" meta:date="2025-12-09T10:55:50.446631400"/>
  </office:meta>
</office:document-meta>
</file>